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color="#000000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letter-spacing="0.0000in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atillos</text:span></text:p>
      <text:p text:style-name="P1"><text:span text:style-name="T2">Gallo pinto con huevo y queso (Arroz + frijoles + cebolla + ajo + apio + culantro + chile dulce + huevo + natilla + tortilla de harina de maíz + queso)</text:span></text:p>
      <text:p text:style-name="P1"><text:span text:style-name="T2">Casado con bistec (Arroz + frijoles + cebolla + repollo + lechuga + tomate + plátano + res)</text:span></text:p>
      <text:p text:style-name="P1"><text:span text:style-name="T2">Casado con fajitas de pollo (Arroz + frijoles + cebolla + repollo + lechuga + tomate + plátano + pollo)</text:span></text:p>
      <text:p text:style-name="P2"><text:span text:style-name="T3">Casado con filete de pescado (</text:span><text:span text:style-name="T2">Arroz + frijoles + cebolla + repollo + lechuga + tomate + plátano + corvina)</text:span></text:p>
      <text:p text:style-name="P1"><text:span text:style-name="T2">Taco de carne mechada (Res + repollo + tomate + tortilla de maíz)</text:span></text:p>
      <text:p text:style-name="P1"><text:span text:style-name="T2">Empanadas de frijol (Harina + frijoles)</text:span></text:p>
      <text:p text:style-name="P1"><text:span text:style-name="T2">Empanadas de queso (Harina + queso)</text:span></text:p>
      <text:p text:style-name="P1"><text:span text:style-name="T2">Chifrijo (Arroz + frijoles + chicharrones + aguacate + tomate + culantro)</text:span></text:p>
      <text:p text:style-name="P1"><text:span text:style-name="T2">Hamburguesa con queso (Pan + torta de carne + lechuga + tomate + queso)</text:span></text:p>
      <text:p text:style-name="P1"><text:span text:style-name="T2">Ceviche de corvina (Corvina + limón + cebolla)</text:span></text:p>
      <text:p text:style-name="P1"><text:span text:style-name="T2">Ensalada de frutas con helado (Melocotón + manzana + fresas + helado)</text:span></text:p>
      <text:p text:style-name="P1"><text:span text:style-name="T2">Nachos (Tortilla de maíz + queso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1">Frutas</text:span></text:p>
      <text:p text:style-name="P1"><text:span text:style-name="T2">Tomate</text:span></text:p>
      <text:p text:style-name="P1"><text:span text:style-name="T2">Aguacate</text:span></text:p>
      <text:p text:style-name="P1"><text:span text:style-name="T2">Limón</text:span></text:p>
      <text:p text:style-name="P1"><text:span text:style-name="T2">Melocotón</text:span></text:p>
      <text:p text:style-name="P1"><text:span text:style-name="T2">Manzana</text:span></text:p>
      <text:p text:style-name="P1"><text:span text:style-name="T2">Fresas</text:span></text:p>
      <text:p text:style-name="P1"><text:span text:style-name="T2">Plátano</text:span></text:p>
      <text:p text:style-name="P1"><text:span text:style-name="T2"/></text:p>
      <text:p text:style-name="P1"><text:span text:style-name="T2"/></text:p>
      <text:p text:style-name="P1"><text:span text:style-name="T1">Granos</text:span></text:p>
      <text:p text:style-name="P1"><text:span text:style-name="T2">Arroz</text:span></text:p>
      <text:p text:style-name="P1"><text:span text:style-name="T2">Frijoles</text:span></text:p>
      <text:p text:style-name="P1"><text:span text:style-name="T2">Tortilla de harina de trigo</text:span></text:p>
      <text:p text:style-name="P1"><text:span text:style-name="T2">Tortilla de maíz</text:span></text:p>
      <text:p text:style-name="P1"><text:span text:style-name="T2">Pan</text:span></text:p>
      <text:p text:style-name="P1"><text:span text:style-name="T2">Harina</text:span></text:p>
      <text:p text:style-name="P1"><text:span text:style-name="T2"/></text:p>
      <text:p text:style-name="P1"><text:span text:style-name="T2"/></text:p>
      <text:p text:style-name="P1"><text:span text:style-name="T1">Vegetales</text:span></text:p>
      <text:p text:style-name="P1"><text:span text:style-name="T2">Cebolla</text:span></text:p>
      <text:p text:style-name="P1"><text:span text:style-name="T2">Ajo</text:span></text:p>
      <text:p text:style-name="P1"><text:span text:style-name="T2">Apio</text:span></text:p>
      <text:p text:style-name="P1"><text:span text:style-name="T2">Culantro</text:span></text:p>
      <text:p text:style-name="P1"><text:span text:style-name="T2">Chile dulce</text:span></text:p>
      <text:p text:style-name="P1"><text:span text:style-name="T2">Repollo</text:span></text:p>
      <text:p text:style-name="P1"><text:span text:style-name="T2">Lechuga</text:span></text:p>
      <text:p text:style-name="P1"><text:span text:style-name="T2"/></text:p>
      <text:p text:style-name="P1"><text:span text:style-name="T2"/></text:p>
      <text:p text:style-name="P1"><text:span text:style-name="T1">Lácteos</text:span></text:p>
      <text:p text:style-name="P1"><text:span text:style-name="T2">Queso</text:span></text:p>
      <text:p text:style-name="P1"><text:span text:style-name="T2">Natilla</text:span></text:p>
      <text:p text:style-name="P1"><text:span text:style-name="T2">Helados</text:span></text:p>
      <text:p text:style-name="P1"><text:span text:style-name="T2"/></text:p>
      <text:p text:style-name="P1"><text:span text:style-name="T2"/></text:p>
      <text:p text:style-name="P1"><text:span text:style-name="T1">Carnes</text:span></text:p>
      <text:p text:style-name="P1"><text:span text:style-name="T2">Res</text:span></text:p>
      <text:p text:style-name="P1"><text:span text:style-name="T2">Pollo</text:span></text:p>
      <text:p text:style-name="P1"><text:span text:style-name="T2">Huevo</text:span></text:p>
      <text:p text:style-name="P1"><text:span text:style-name="T2">Chicharrón</text:span></text:p>
      <text:p text:style-name="P1"><text:span text:style-name="T2">Corvina</text:span></text:p>
      <text:p text:style-name="P1"><text:span text:style-name="T2">Torta de car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